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.171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.17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.171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.171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9.923cm" fo:min-width="5.196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7pt" style:font-size-asian="7pt" style:font-size-complex="7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pt" style:font-size-asian="7pt" style:font-size-complex="7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pt" style:font-size-asian="7pt" style:font-size-complex="7pt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fo:color="#2a6099" loext:opacity="100%" loext:theme-color="dk1" style:text-outline="false" style:text-line-through-style="none" style:text-line-through-type="none" style:text-position="0% 100%" style:font-name="Calibri" fo:font-size="5pt" fo:letter-spacing="normal" fo:language="en" fo:country="US" fo:font-style="italic" style:text-underline-style="none" fo:font-weight="normal" fo:background-color="transparent" style:font-size-asian="5pt" style:font-style-asian="italic" style:font-weight-asian="normal" style:font-size-complex="5pt" style:font-style-complex="italic" style:font-weight-complex="normal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8" draw:style-name="gr1" draw:text-style-name="P1" xml:id="id7" draw:id="id7" draw:layer="layout" svg:width="0.67cm" svg:height="0.635cm" svg:x="7.238cm" svg:y="0.7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1" draw:layer="layout" svg:width="0.404cm" svg:height="0.635cm" svg:x="13.406cm" svg:y="0.7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0.735cm" svg:height="0.953cm" svg:x="13.207cm" svg:y="0.871cm">
          <draw:text-box>
            <text:p text:style-name="P2"><text:span text:style-name="T1">J18</text:span></text:p>
          </draw:text-box>
        </draw:frame>
        <draw:custom-shape draw:name="Rectangle 13" draw:style-name="gr4" draw:text-style-name="P1" xml:id="id1" draw:id="id1" draw:layer="layout" svg:width="2.875cm" svg:height="1.445cm" svg:x="3.515cm" svg:y="0.44cm">
          <text:p text:style-name="P4"><text:span text:style-name="T2">fifo</text:span></text:p>
          <text:p text:style-name="P5"><text:span text:style-name="T1">oneshot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3.515cm" svg:y1="1.162cm" svg:x2="3.09cm" svg:y2="1.162cm" draw:start-shape="id1" draw:start-glue-point="3" draw:end-shape="id2" draw:end-glue-point="1" svg:d="M3515 1162h-425" svg:viewBox="0 0 426 1">
          <text:p/>
        </draw:connector>
        <draw:custom-shape draw:name="Rectangle 1" draw:style-name="gr6" draw:text-style-name="P1" xml:id="id10" draw:id="id10" draw:layer="layout" svg:width="0.67cm" svg:height="0.635cm" svg:x="7.238cm" svg:y="3.44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0.404cm" svg:height="0.635cm" svg:x="13.406cm" svg:y="3.44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0.735cm" svg:height="0.953cm" svg:x="13.207cm" svg:y="3.562cm">
          <draw:text-box>
            <text:p text:style-name="P2"><text:span text:style-name="T1">J20</text:span></text:p>
          </draw:text-box>
        </draw:frame>
        <draw:custom-shape draw:name="Rectangle 5" draw:style-name="gr9" draw:text-style-name="P1" xml:id="id4" draw:id="id4" draw:layer="layout" svg:width="0.67cm" svg:height="0.635cm" svg:x="7.238cm" svg:y="5.7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1" draw:layer="layout" svg:width="0.404cm" svg:height="0.635cm" svg:x="13.406cm" svg:y="5.7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3" draw:layer="layout" svg:width="0.735cm" svg:height="0.953cm" svg:x="13.207cm" svg:y="5.853cm">
          <draw:text-box>
            <text:p text:style-name="P2"><text:span text:style-name="T1">J3</text:span></text:p>
          </draw:text-box>
        </draw:frame>
        <draw:custom-shape draw:name="Rectangle 7" draw:style-name="gr12" draw:text-style-name="P1" xml:id="id6" draw:id="id6" draw:layer="layout" svg:width="0.67cm" svg:height="0.635cm" svg:x="7.238cm" svg:y="8.0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0.404cm" svg:height="0.635cm" svg:x="13.406cm" svg:y="8.0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" draw:layer="layout" svg:width="0.735cm" svg:height="0.953cm" svg:x="13.207cm" svg:y="8.153cm">
          <draw:text-box>
            <text:p text:style-name="P2"><text:span text:style-name="T1">J13</text:span></text:p>
          </draw:text-box>
        </draw:frame>
        <draw:custom-shape draw:name="Rectangle 12" draw:style-name="gr15" draw:text-style-name="P1" draw:layer="layout" svg:width="5.695cm" svg:height="10.172cm" svg:x="7.711cm" svg:y="0.353cm">
          <text:p text:style-name="P4"><text:span text:style-name="T2">drc</text:span></text:p>
          <text:p text:style-name="P5"><text:span text:style-name="T1">configurations[0].description=first</text:span></text:p>
          <text:p text:style-name="P5"><text:span text:style-name="T1">configurations[0].channels[0].rx=true</text:span></text:p>
          <text:p text:style-name="P5"><text:span text:style-name="T1">configurations[0].channels[0].tuning_freq_MHz=390.95</text:span></text:p>
          <text:p text:style-name="P5"><text:span text:style-name="T1">configurations[0].channels[0].bandwidth_3dB_MHz=90</text:span></text:p>
          <text:p text:style-name="P5"><text:span text:style-name="T1">configurations[0].channels[0].sampling_rate_Msps=90</text:span></text:p>
          <text:p text:style-name="P5"><text:span text:style-name="T1">configurations[0].channels[0].samples_are_complex=true</text:span></text:p>
          <text:p text:style-name="P5"><text:span text:style-name="T1">configurations[0].channels[0].gain_mode=manual</text:span></text:p>
          <text:p text:style-name="P5"><text:span text:style-name="T1">configurations[0].channels[0].gain_dB=0</text:span></text:p>
          <text:p text:style-name="P5"><text:span text:style-name="T1">configurations[0].channels[0].tolerance_tuning_freq_MHz=0.01</text:span></text:p>
          <text:p text:style-name="P5"><text:span text:style-name="T1">configurations[0].channels[0].tolerance_sampling_rate_Msps=0.01</text:span></text:p>
          <text:p text:style-name="P5"><text:span text:style-name="T1">configurations[0].channels[0].tolerance_gain_dB=1</text:span></text:p>
          <text:p text:style-name="P5"><text:span text:style-name="T1">configurations[0].channels[0].rf_port_name=J20</text:span></text:p>
          <text:p text:style-name="P5"><text:span text:style-name="T1">configurations[0].channels[1].rx=true</text:span></text:p>
          <text:p text:style-name="P5"><text:span text:style-name="T1">configurations[0].channels[1].tuning_freq_MHz=390.95</text:span></text:p>
          <text:p text:style-name="P5"><text:span text:style-name="T1">configurations[0].channels[1].bandwidth_3dB_MHz=90</text:span></text:p>
          <text:p text:style-name="P5"><text:span text:style-name="T1">configurations[0].channels[1].sampling_rate_Msps=90</text:span></text:p>
          <text:p text:style-name="P5"><text:span text:style-name="T1">configurations[0].channels[1].samples_are_complex=true</text:span></text:p>
          <text:p text:style-name="P5"><text:span text:style-name="T1">configurations[0].channels[1].gain_mode=manual</text:span></text:p>
          <text:p text:style-name="P5"><text:span text:style-name="T1">configurations[0].channels[1].gain_dB=0</text:span></text:p>
          <text:p text:style-name="P5"><text:span text:style-name="T1">configurations[0].channels[1].tolerance_tuning_freq_MHz=0.01</text:span></text:p>
          <text:p text:style-name="P5"><text:span text:style-name="T1">configurations[0].channels[1].tolerance_sampling_rate_Msps=0.01</text:span></text:p>
          <text:p text:style-name="P5"><text:span text:style-name="T1">configurations[0].channels[1].tolerance_gain_dB=1</text:span></text:p>
          <text:p text:style-name="P5"><text:span text:style-name="T1">configurations[0].channels[1].rf_port_name=J20</text:span></text:p>
          <text:p text:style-name="P5"><text:span text:style-name="T1">configurations[0].channels[0].rx=false</text:span></text:p>
          <text:p text:style-name="P5"><text:span text:style-name="T1">configurations[0].channels[0].tuning_freq_MHz=390.95</text:span></text:p>
          <text:p text:style-name="P5"><text:span text:style-name="T1">configurations[0].channels[0].bandwidth_3dB_MHz=90</text:span></text:p>
          <text:p text:style-name="P5"><text:span text:style-name="T1">configurations[0].channels[0].sampling_rate_Msps=90</text:span></text:p>
          <text:p text:style-name="P5"><text:span text:style-name="T1">configurations[0].channels[0].samples_are_complex=true</text:span></text:p>
          <text:p text:style-name="P5"><text:span text:style-name="T1">configurations[0].channels[0].gain_mode=manual</text:span></text:p>
          <text:p text:style-name="P5"><text:span text:style-name="T1">configurations[0].channels[0].gain_dB=0</text:span></text:p>
          <text:p text:style-name="P5"><text:span text:style-name="T1">configurations[0].channels[0].tolerance_tuning_freq_MHz=0.01</text:span></text:p>
          <text:p text:style-name="P5"><text:span text:style-name="T1">configurations[0].channels[0].tolerance_sampling_rate_Msps=0.01</text:span></text:p>
          <text:p text:style-name="P5"><text:span text:style-name="T1">configurations[0].channels[0].tolerance_gain_dB=1</text:span></text:p>
          <text:p text:style-name="P5"><text:span text:style-name="T1">configurations[0].channels[0].rf_port_name=J3</text:span></text:p>
          <text:p text:style-name="P5"><text:span text:style-name="T1">configurations[0].channels[0].rx=false</text:span></text:p>
          <text:p text:style-name="P5"><text:span text:style-name="T1">configurations[0].channels[0].tuning_freq_MHz=390.95</text:span></text:p>
          <text:p text:style-name="P5"><text:span text:style-name="T1">configurations[0].channels[0].bandwidth_3dB_MHz=90</text:span></text:p>
          <text:p text:style-name="P5"><text:span text:style-name="T1">configurations[0].channels[0].sampling_rate_Msps=90</text:span></text:p>
          <text:p text:style-name="P5"><text:span text:style-name="T1">configurations[0].channels[0].samples_are_complex=true</text:span></text:p>
          <text:p text:style-name="P5"><text:span text:style-name="T1">configurations[0].channels[0].gain_mode=manual</text:span></text:p>
          <text:p text:style-name="P5"><text:span text:style-name="T1">configurations[0].channels[0].gain_dB=0</text:span></text:p>
          <text:p text:style-name="P5"><text:span text:style-name="T1">configurations[0].channels[0].tolerance_tuning_freq_MHz=0.01</text:span></text:p>
          <text:p text:style-name="P5"><text:span text:style-name="T1">configurations[0].channels[0].tolerance_sampling_rate_Msps=0.01</text:span></text:p>
          <text:p text:style-name="P5"><text:span text:style-name="T1">configurations[0].channels[0].tolerance_gain_dB=1</text:span></text:p>
          <text:p text:style-name="P5"><text:span text:style-name="T1">configurations[0].channels[0].rf_port_name=J13</text:span></text:p>
          <text:p text:style-name="P5"><text:span text:style-name="T1">start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" draw:text-style-name="P1" xml:id="id3" draw:id="id3" draw:layer="layout" svg:width="2.875cm" svg:height="1.445cm" svg:x="3.525cm" svg:y="5.38cm">
          <text:p text:style-name="P4"><text:span text:style-name="T2">fs_div_4_gen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6.4cm" svg:y1="6.102cm" svg:x2="7.238cm" svg:y2="6.052cm" draw:start-shape="id3" draw:start-glue-point="1" draw:end-shape="id4" draw:end-glue-point="3" svg:d="M6400 6102h419v-50h419" svg:viewBox="0 0 839 51">
          <text:p/>
        </draw:connector>
        <draw:custom-shape draw:name="Rectangle 14" draw:style-name="gr17" draw:text-style-name="P1" xml:id="id5" draw:id="id5" draw:layer="layout" svg:width="2.875cm" svg:height="1.445cm" svg:x="3.512cm" svg:y="7.745cm">
          <text:p text:style-name="P4"><text:span text:style-name="T2">fs_div_4_generator</text:span></text:p>
          <text:p text:style-name="P5"><text:span text:style-name="T1">freq_is_positive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6.387cm" svg:y1="8.467cm" svg:x2="7.238cm" svg:y2="8.352cm" draw:start-shape="id5" draw:start-glue-point="1" draw:end-shape="id6" draw:end-glue-point="3" svg:d="M6387 8467h425v-115h426" svg:viewBox="0 0 852 116">
          <text:p/>
        </draw:connector>
        <draw:custom-shape draw:name="Rectangle 15" draw:style-name="gr18" draw:text-style-name="P1" xml:id="id8" draw:id="id8" draw:layer="layout" svg:width="2.875cm" svg:height="1.445cm" svg:x="3.506cm" svg:y="3.14cm">
          <text:p text:style-name="P4"><text:span text:style-name="T2">fifo</text:span></text:p>
          <text:p text:style-name="P5"><text:span text:style-name="T1">oneshot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7.238cm" svg:y1="1.07cm" svg:x2="6.39cm" svg:y2="1.162cm" draw:start-shape="id7" draw:start-glue-point="3" draw:end-shape="id1" draw:end-glue-point="1" svg:d="M7238 1070h-424v92h-424" svg:viewBox="0 0 849 93">
          <text:p/>
        </draw:connector>
        <draw:frame draw:style-name="gr19" draw:text-style-name="P7" draw:layer="layout" svg:width="2.223cm" svg:height="0.953cm" svg:x="7.109cm" svg:y="5.855cm">
          <draw:text-box>
            <text:p text:style-name="P2"><text:span text:style-name="T1">tx[0]</text:span></text:p>
          </draw:text-box>
        </draw:frame>
        <draw:frame draw:style-name="gr19" draw:text-style-name="P7" draw:layer="layout" svg:width="2.223cm" svg:height="0.953cm" svg:x="7.109cm" svg:y="8.155cm">
          <draw:text-box>
            <text:p text:style-name="P2"><text:span text:style-name="T1">tx[1]</text:span></text:p>
          </draw:text-box>
        </draw:frame>
        <draw:custom-shape draw:name="Rectangle 16" draw:style-name="gr20" draw:text-style-name="P1" xml:id="id2" draw:id="id2" draw:layer="layout" svg:width="2.875cm" svg:height="1.445cm" svg:x="0.215cm" svg:y="0.44cm">
          <text:p text:style-name="P4"><text:span text:style-name="T2">file_write</text:span></text:p>
          <text:p text:style-name="P5"><text:span text:style-name="T1">filename=j18_rx.b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1" draw:text-style-name="P1" xml:id="id9" draw:id="id9" draw:layer="layout" svg:width="2.875cm" svg:height="1.445cm" svg:x="0.206cm" svg:y="3.14cm">
          <text:p text:style-name="P4"><text:span text:style-name="T2">file_write</text:span></text:p>
          <text:p text:style-name="P5"><text:span text:style-name="T1">filename=j20_rx.b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3.506cm" svg:y1="3.862cm" svg:x2="3.081cm" svg:y2="3.862cm" draw:start-shape="id8" draw:start-glue-point="3" draw:end-shape="id9" draw:end-glue-point="1" svg:d="M3506 3862h-425" svg:viewBox="0 0 426 1">
          <text:p/>
        </draw:connector>
        <draw:frame draw:style-name="gr19" draw:text-style-name="P7" draw:layer="layout" svg:width="2.223cm" svg:height="0.953cm" svg:x="7.109cm" svg:y="0.873cm">
          <draw:text-box>
            <text:p text:style-name="P2"><text:span text:style-name="T1">rx[0]</text:span></text:p>
          </draw:text-box>
        </draw:frame>
        <draw:connector draw:style-name="gr5" draw:text-style-name="P6" draw:layer="layout" svg:x1="7.238cm" svg:y1="3.761cm" svg:x2="6.381cm" svg:y2="3.862cm" draw:start-shape="id10" draw:start-glue-point="3" draw:end-shape="id8" draw:end-glue-point="1" svg:d="M7238 3761h-429v101h-428" svg:viewBox="0 0 858 102">
          <text:p/>
        </draw:connector>
        <draw:frame draw:style-name="gr19" draw:text-style-name="P7" draw:layer="layout" svg:width="2.223cm" svg:height="0.953cm" svg:x="7.11cm" svg:y="3.565cm">
          <draw:text-box>
            <text:p text:style-name="P2"><text:span text:style-name="T1">rx[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97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15:26:21.536000000</meta:creation-date>
    <dc:date>2023-06-14T10:37:00.869000000</dc:date>
    <meta:editing-duration>PT39M35S</meta:editing-duration>
    <meta:editing-cycles>3</meta:editing-cycles>
    <meta:generator>LibreOffice/7.5.0.3$Windows_X86_64 LibreOffice_project/c21113d003cd3efa8c53188764377a8272d9d6de</meta:generator>
    <meta:document-statistic meta:object-count="29"/>
  </office:meta>
</office:document-meta>
</file>